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nolithicCocoonDeployer.MonolithicCocoonDeployer(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olithicCocoonDeployer.deploy( final Map libraries , final File basedi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